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">
      <style:text-properties fo:font-size="7pt"/>
    </style:style>
    <style:style style:name="ce14" style:family="table-cell" style:parent-style-name="Default" style:data-style-name="N11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number-columns-repeated="245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 table:number-columns-repeated="246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71">
            <text:p>71</text:p>
          </table:table-cell>
          <table:table-cell table:number-columns-repeated="245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47];1)" office:value-type="float" office:value="12">
            <text:p>12</text:p>
          </table:table-cell>
          <table:table-cell table:style-name="ce13"/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17">
            <text:p>17</text:p>
          </table:table-cell>
          <table:table-cell table:style-name="ce14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46">
            <text:p>46</text:p>
          </table:table-cell>
          <table:table-cell table:style-name="ce14"/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4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22/01/2007</text:date>, <text:time>22.08.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2T22:08:43</dc:date>
    <dc:language>it-IT</dc:language>
    <meta:editing-cycles>65</meta:editing-cycles>
    <meta:editing-duration>P2DT3H21M11S</meta:editing-duration>
    <meta:user-defined meta:name="Info 1"/>
    <meta:user-defined meta:name="Info 2"/>
    <meta:user-defined meta:name="Info 3"/>
    <meta:user-defined meta:name="Info 4"/>
    <meta:document-statistic meta:table-count="3" meta:cell-count="737"/>
  </office:meta>
</office:document-meta>
</file>